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6.0319in"/>
    </style:style>
    <style:style style:name="Table2" style:family="table">
      <style:table-properties style:width="6.0319in" fo:margin-left="0in" table:align="left"/>
    </style:style>
    <style:style style:name="TableRow4" style:family="table-row">
      <style:table-row-properties style:min-row-height="1.3312in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 style:min-row-height="1.3312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 style:min-row-height="1.3312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5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/>
            <text:p text:style-name="P8"><text:span text:style-name="T9"><text:s text:c="70"/></text:span><text:span text:style-name="T10">PROJET NFA036<text:s/></text:span></text:p>
            <text:p text:style-name="P11"><text:s text:c="47"/></text:p>
            <text:p text:style-name="P12"><text:s text:c="31"/>« Création de site internet pour les personnes en besoin de régimes ».<text:s/></text:p>
            <text:p text:style-name="P13"/>
            <text:p text:style-name="P14">Matière : Projet NF036<text:s/></text:p>
            <text:p text:style-name="P15">Lieu : CNAM Lille<text:s text:c="21"/></text:p>
            <text:p text:style-name="P16"/>
            <text:p text:style-name="P17">Professeur : Mr Maati</text:p>
            <text:p text:style-name="P18"/>
          </table:table-cell>
        </table:table-row>
        <table:table-row table:style-name="TableRow19">
          <table:table-cell table:style-name="TableCell20">
            <text:p text:style-name="P21"/>
            <text:p text:style-name="P22">Groupe 4 : Hasnae Kachoul<text:s/></text:p>
            <text:p text:style-name="P23"><text:s text:c="20"/>Bellinda Bourezzane<text:s/></text:p>
            <text:p text:style-name="P24"><text:s text:c="20"/>Thibaut decomble <text:s text:c="2"/></text:p>
            <text:p text:style-name="P25"><text:s text:c="20"/>Maritin Pruvost <text:s text:c="13"/></text:p>
            <text:p text:style-name="P26"/>
            <text:p text:style-name="P27"/>
            <text:p text:style-name="P28"/>
          </table:table-cell>
        </table:table-row>
        <table:table-row table:style-name="TableRow29">
          <table:table-cell table:style-name="TableCell30">
            <text:p text:style-name="P31"/>
            <text:p text:style-name="P32">LANGAGE DE PROGRAMMATOIN / INTERPRETATION :<text:s/></text:p>
            <text:p text:style-name="P33"/>
            <text:p text:style-name="P34">HTLM<text:s/></text:p>
            <text:p text:style-name="P35">CSS<text:s/></text:p>
            <text:p text:style-name="P36">JSP</text:p>
          </table:table-cell>
        </table:table-row>
      </table:table>
      <text:p text:style-name="Normal"/>
      <text:p text:style-name="Normal">Partie de HASNAE<text:s/><text:tab/></text:p>
      <text:p text:style-name="Normal"/>
      <text:p text:style-name="Normal">Triangle Projet<text:s/></text:p>
      <text:p text:style-name="Normal"/>
      <text:p text:style-name="Normal">Ordonnancement<text:s/></text:p>
      <text:p text:style-name="Normal"/>
      <text:p text:style-name="Normal">GANTT : <text:s/></text:p>
      <text:p text:style-name="Normal"/>
      <text:p text:style-name="Normal"/>
      <text:p text:style-name="Normal"/>
      <text:p text:style-name="P37">Introduction :<text:s/></text:p>
      <text:p text:style-name="Normal">Nous sommes sur le projet de création d’un site internet qui suite aux formulaire situés en page d’accueil permettra de faire un bilan des apports du quotidien de n utilisateur du site »</text:p>
      <text:p text:style-name="Normal">Le site engendrera un régime si nécessaire et adéquate rapport a sa façon de se nourrir/<text:s/></text:p>
      <text:p text:style-name="Normal"/>
      <text:p text:style-name="P38">Méthode de conception<text:s/></text:p>
      <text:p text:style-name="Normal">Nous sommes en méthodes Agile, chaque personne agit de manière autonome, dans notre groupe, pas de chef de projet a part entière chacun gère <text:s/>pour sa propre tâche a son bon vouloir <text:s/>toujours avec avis et conception<text:s/></text:p>
      <text:p text:style-name="Normal"/>
      <text:p text:style-name="P39">Sommaire<text:s/></text:p>
      <text:p text:style-name="P40"/>
      <text:p text:style-name="P41">Etape 1 : « Ciblé et comprendre le problème donné »</text:p>
      <text:p text:style-name="Normal">Le problème donné est que nous établirons le problème de l’alimentions chez n utilisateur du site internet<text:s/></text:p>
      <text:p text:style-name="P42">Etape 2 : « Répartir les tâches<text:s/>du projet »</text:p>
      <text:p text:style-name="Normal">Nous avons décidé d’une répartition <text:s/>part éléments du site internet, chaque personne se charge d’un éléments.<text:s/></text:p>
      <text:p text:style-name="P43">Etape 3 : « Coordination des tâches réalisées<text:s/>»</text:p>
      <text:p text:style-name="Normal">Nous coordonnons les taches spécifiques à chacun afin d’assembler les bout de codes <text:s/>en terme, de la même manière qu’un puzzle.<text:s/></text:p>
      <text:p text:style-name="P44">Etape 4 « Conceptions et traitement du calcul »<text:s/></text:p>
      <text:p text:style-name="Normal">Le calcul et le traitements sera fait sur une base de la ration manger et des apports ingérés au cours d’un repas.<text:s/></text:p>
      <text:p text:style-name="P45">Etape 5 « Résultat obtenu »<text:s/></text:p>
      <text:p text:style-name="Normal">Notre site à pour but de trouver la solution aux personnes ayant une alimentation déséquilibré afin qu’il puisse manger à nouveau correctement pour sa santé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baut DECOMBLE</meta:initial-creator>
    <dc:creator>Thibaut DECOMBLE</dc:creator>
    <meta:creation-date>2020-05-06T13:27:00Z</meta:creation-date>
    <dc:date>2020-05-06T14:57:00Z</dc:date>
    <meta:template xlink:href="Normal" xlink:type="simple"/>
    <meta:editing-cycles>1</meta:editing-cycles>
    <meta:editing-duration>PT5340S</meta:editing-duration>
    <meta:document-statistic meta:page-count="2" meta:paragraph-count="4" meta:word-count="309" meta:character-count="2009" meta:row-count="14" meta:non-whitespace-character-count="1704"/>
  </office:meta>
</office:document-meta>
</file>